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0e18bc" officeooo:paragraph-rsid="000e18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Henrique P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23:12:59.419088852</meta:creation-date>
    <dc:date>2025-11-17T23:13:40.650250440</dc:date>
    <meta:editing-duration>PT42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25.8.2.2$Linux_X86_64 LibreOffice_project/580$Build-2</meta:generator>
  </office:meta>
</office:document-meta>
</file>